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d8f6" officeooo:paragraph-rsid="0015d8f6" style:font-size-asian="15.75pt" style:font-size-complex="18pt"/>
    </style:style>
    <style:style style:name="P2" style:family="paragraph" style:parent-style-name="Standard">
      <style:text-properties fo:font-size="18pt" officeooo:rsid="00198e26" officeooo:paragraph-rsid="00198e26" style:font-size-asian="15.75pt" style:font-size-complex="18pt"/>
    </style:style>
    <style:style style:name="P3" style:family="paragraph" style:parent-style-name="Standard">
      <style:text-properties fo:font-size="18pt" officeooo:rsid="00198e26" officeooo:paragraph-rsid="00198e26" style:font-size-asian="15.75pt" style:font-size-complex="18pt"/>
    </style:style>
    <style:style style:name="P4" style:family="paragraph" style:parent-style-name="Standard">
      <style:text-properties fo:font-size="18pt" officeooo:rsid="001b7888" officeooo:paragraph-rsid="001b7888" style:font-size-asian="15.75pt" style:font-size-complex="18pt"/>
    </style:style>
    <style:style style:name="T1" style:family="text">
      <style:text-properties officeooo:rsid="00198e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Kubernetes is orchestration engine </text:p>
      <text:p text:style-name="P1">* its not a replacement for docker</text:p>
      <text:p text:style-name="P1">* it is maintained by CNCF</text:p>
      <text:p text:style-name="P1"><text:s text:c="2"/>*<text:span text:style-name="T1">written in go programming language</text:span></text:p>
      <text:p text:style-name="P1"/>
      <text:p text:style-name="P2">ADVANTAGES</text:p>
      <text:p text:style-name="P2"><text:s text:c="2"/>*self-healing</text:p>
      <text:p text:style-name="P2">*automated rollbacks</text:p>
      <text:p text:style-name="P2">*auto scalling</text:p>
      <text:p text:style-name="P2">*load balancing</text:p>
      <text:p text:style-name="P2"/>
      <text:p text:style-name="P2"/>
      <text:p text:style-name="P4">Kubernetes master have the</text:p>
      <text:p text:style-name="P4">1) API Server</text:p>
      <text:p text:style-name="P4">2) Scheduler</text:p>
      <text:p text:style-name="P4">3) Controller – manager</text:p>
      <text:p text:style-name="P4">4) etcd – key value pair model – store infomation of configiuration relatedx</text:p>
      <text:p text:style-name="P4"/>
      <text:p text:style-name="P4">Kuberets slave have the</text:p>
      <text:p text:style-name="P4">1) kublet</text:p>
      <text:p text:style-name="P4">- share the information with the master</text:p>
      <text:p text:style-name="P4">2)kube-proxy</text:p>
      <text:p text:style-name="P4"><text:s/>-port forwaring ,load balancing other netwroking </text:p>
      <text:p text:style-name="P4">and you need any containzation platform</text:p>
      <text:p text:style-name="P4"/>
      <text:p text:style-name="P4">POD </text:p>
      <text:p text:style-name="P4"><text:s text:c="3"/>podrs are group of some containers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6:15:02.485370143</meta:creation-date>
    <meta:generator>LibreOffice/7.3.7.2$Linux_X86_64 LibreOffice_project/30$Build-2</meta:generator>
    <dc:date>2023-01-27T16:17:26.675774199</dc:date>
    <meta:editing-duration>P1DT11H19M53S</meta:editing-duration>
    <meta:editing-cycles>3</meta:editing-cycles>
    <meta:document-statistic meta:table-count="0" meta:image-count="0" meta:object-count="0" meta:page-count="1" meta:paragraph-count="22" meta:word-count="87" meta:character-count="571" meta:non-whitespace-character-count="492"/>
  </office:meta>
</office:document-meta>
</file>